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10e95" officeooo:paragraph-rsid="00210e95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0c267" officeooo:paragraph-rsid="0040c267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323fd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46879" officeooo:paragraph-rsid="00446879"/>
    </style:style>
    <style:style style:name="P5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</style:style>
    <style:style style:name="P6" style:family="paragraph" style:parent-style-name="Text_20_body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officeooo:paragraph-rsid="004323fd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6897d" officeooo:paragraph-rsid="0046897d"/>
    </style:style>
    <style:style style:name="P8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0c267" officeooo:paragraph-rsid="0040c267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9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323fd" officeooo:paragraph-rsid="004323fd" style:font-name-asian="Noto Sans CJK SC Regular" style:font-size-asian="18.2000007629395pt" style:font-weight-asian="bold" style:font-name-complex="FreeSans" style:font-size-complex="18.2000007629395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Требования.</text:h>
      <text:p text:style-name="P1"/>
      <text:p text:style-name="P7">Расстояние от плиты до подвесного потолка — 5 см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8:55:03.099147717</meta:creation-date>
    <dc:date>2017-10-17T22:13:23.816448624</dc:date>
    <meta:editing-duration>PT4H45M22S</meta:editing-duration>
    <meta:editing-cycles>40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9" meta:character-count="60" meta:non-whitespace-character-count="52"/>
  </office:meta>
</office:document-meta>
</file>